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a909" officeooo:paragraph-rsid="000ba909"/>
    </style:style>
    <style:style style:name="P2" style:family="paragraph" style:parent-style-name="Table_20_Contents">
      <style:text-properties officeooo:rsid="000ba909" officeooo:paragraph-rsid="000ba909"/>
    </style:style>
    <style:style style:name="P3" style:family="paragraph" style:parent-style-name="Table_20_Contents">
      <style:text-properties officeooo:rsid="000ccfd0" officeooo:paragraph-rsid="000ccfd0"/>
    </style:style>
    <style:style style:name="P4" style:family="paragraph" style:parent-style-name="Table_20_Contents">
      <style:text-properties officeooo:rsid="00107aa1" officeooo:paragraph-rsid="00107aa1"/>
    </style:style>
    <style:style style:name="P5" style:family="paragraph" style:parent-style-name="Standard">
      <style:text-properties officeooo:rsid="000ba909" officeooo:paragraph-rsid="000ba909"/>
    </style:style>
    <style:style style:name="P6" style:family="paragraph" style:parent-style-name="Standard">
      <style:text-properties officeooo:rsid="00124817" officeooo:paragraph-rsid="00124817"/>
    </style:style>
    <style:style style:name="T1" style:family="text">
      <style:text-properties officeooo:rsid="000ccf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)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Element</text:p>
          </table:table-cell>
          <table:table-cell table:style-name="Table1.A1" office:value-type="string">
            <text:p text:style-name="P2">Effect</text:p>
          </table:table-cell>
          <table:table-cell table:style-name="Table1.A1" office:value-type="string">
            <text:p text:style-name="P2">Affine Transformation</text:p>
          </table:table-cell>
          <table:table-cell table:style-name="Table1.A1" office:value-type="string">
            <text:p text:style-name="P2">Applied direction</text:p>
          </table:table-cell>
          <table:table-cell table:style-name="Table1.E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Shrinking <text:span text:style-name="T1">or enlarging</text:span></text:p>
          </table:table-cell>
          <table:table-cell table:style-name="Table1.A2" office:value-type="string">
            <text:p text:style-name="P2">Scaling</text:p>
          </table:table-cell>
          <table:table-cell table:style-name="Table1.A2" office:value-type="string">
            <text:p text:style-name="P2">X-axis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b</text:p>
          </table:table-cell>
          <table:table-cell table:style-name="Table1.A2" office:value-type="string">
            <text:p text:style-name="P3">Stretching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4">Rotating object </text:p>
          </table:table-cell>
          <table:table-cell table:style-name="Table1.A2" office:value-type="string">
            <text:p text:style-name="P4">Rotating</text:p>
          </table:table-cell>
          <table:table-cell table:style-name="Table1.A2" office:value-type="string">
            <text:p text:style-name="P4">Around y-axis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d</text:p>
          </table:table-cell>
          <table:table-cell table:style-name="Table1.A2" office:value-type="string">
            <text:p text:style-name="P3">Stretching top and bottom in different directions</text:p>
          </table:table-cell>
          <table:table-cell table:style-name="Table1.A2" office:value-type="string">
            <text:p text:style-name="P3">Shearing</text:p>
          </table:table-cell>
          <table:table-cell table:style-name="Table1.A2" office:value-type="string">
            <text:p text:style-name="P3">X-axis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e</text:p>
          </table:table-cell>
          <table:table-cell table:style-name="Table1.A2" office:value-type="string">
            <text:p text:style-name="P3">Shrinking or enlarging</text:p>
          </table:table-cell>
          <table:table-cell table:style-name="Table1.A2" office:value-type="string">
            <text:p text:style-name="P3">Scali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f</text:p>
          </table:table-cell>
          <table:table-cell table:style-name="Table1.A2" office:value-type="string">
            <text:p text:style-name="P4">Rotating object</text:p>
          </table:table-cell>
          <table:table-cell table:style-name="Table1.A2" office:value-type="string">
            <text:p text:style-name="P4">Rotating</text:p>
          </table:table-cell>
          <table:table-cell table:style-name="Table1.A2" office:value-type="string">
            <text:p text:style-name="P4">Around x-axis</text:p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  <text:p text:style-name="P1"/>
      <text:p text:style-name="P6">3d)</text:p>
      <text:p text:style-name="P6">I) Translate, then Shear</text:p>
      <text:p text:style-name="P6">ii) Not possible</text:p>
      <text:p text:style-name="P6">iii) Projection transform</text:p>
      <text:p text:style-name="P6">iv) Not possible with one matrix (that multiplies with both objects). If it is legal to multiply only one object, we can translate the rightmost object to the right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6:49:30.734097174</meta:creation-date>
    <dc:date>2016-10-26T13:32:54.876442147</dc:date>
    <meta:editing-duration>PT1M41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1" meta:paragraph-count="32" meta:word-count="83" meta:character-count="514" meta:non-whitespace-character-count="461"/>
  </office:meta>
</office:document-meta>
</file>